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1505" officeooo:paragraph-rsid="001d1505"/>
    </style:style>
    <style:style style:name="P2" style:family="paragraph" style:parent-style-name="Standard">
      <style:paragraph-properties fo:text-align="justify" style:justify-single-word="false"/>
      <style:text-properties officeooo:rsid="001d1505" officeooo:paragraph-rsid="001d1505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1505" officeooo:paragraph-rsid="001d150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d1505" officeooo:paragraph-rsid="001d150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d1505" officeooo:paragraph-rsid="001d150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20e04f" officeooo:paragraph-rsid="0020e04f"/>
    </style:style>
    <style:style style:name="P7" style:family="paragraph" style:parent-style-name="Standard">
      <style:paragraph-properties fo:text-align="justify" style:justify-single-word="false"/>
      <style:text-properties officeooo:rsid="0024bdf7" officeooo:paragraph-rsid="001d1505"/>
    </style:style>
    <style:style style:name="P8" style:family="paragraph" style:parent-style-name="Standard">
      <style:paragraph-properties fo:text-align="justify" style:justify-single-word="false"/>
      <style:text-properties officeooo:rsid="0025c952" officeooo:paragraph-rsid="0025c952"/>
    </style:style>
    <style:style style:name="P9" style:family="paragraph" style:parent-style-name="Standard">
      <style:paragraph-properties fo:text-align="justify" style:justify-single-word="false"/>
      <style:text-properties officeooo:rsid="0025c952" officeooo:paragraph-rsid="0028c1fd"/>
    </style:style>
    <style:style style:name="P10" style:family="paragraph" style:parent-style-name="Standard">
      <style:paragraph-properties fo:text-align="justify" style:justify-single-word="false"/>
      <style:text-properties officeooo:rsid="0025c952" officeooo:paragraph-rsid="00279a9a"/>
    </style:style>
    <style:style style:name="P11" style:family="paragraph" style:parent-style-name="Standard">
      <style:paragraph-properties fo:text-align="justify" style:justify-single-word="false"/>
      <style:text-properties officeooo:rsid="00279a9a" officeooo:paragraph-rsid="00279a9a"/>
    </style:style>
    <style:style style:name="P12" style:family="paragraph" style:parent-style-name="Standard">
      <style:paragraph-properties fo:text-align="justify" style:justify-single-word="false"/>
      <style:text-properties officeooo:rsid="00279a9a" officeooo:paragraph-rsid="0028c1fd"/>
    </style:style>
    <style:style style:name="P13" style:family="paragraph" style:parent-style-name="Standard">
      <style:paragraph-properties fo:text-align="justify" style:justify-single-word="false"/>
      <style:text-properties officeooo:rsid="0027f4cf" officeooo:paragraph-rsid="0027f4cf"/>
    </style:style>
    <style:style style:name="P14" style:family="paragraph" style:parent-style-name="Standard">
      <style:paragraph-properties fo:text-align="justify" style:justify-single-word="false"/>
      <style:text-properties officeooo:rsid="0027f4cf" officeooo:paragraph-rsid="0025c952"/>
    </style:style>
    <style:style style:name="P15" style:family="paragraph" style:parent-style-name="Standard">
      <style:paragraph-properties fo:text-align="justify" style:justify-single-word="false"/>
      <style:text-properties officeooo:rsid="0028c1fd" officeooo:paragraph-rsid="0028c1fd"/>
    </style:style>
    <style:style style:name="P16" style:family="paragraph" style:parent-style-name="Standard">
      <style:paragraph-properties fo:text-align="justify" style:justify-single-word="false"/>
      <style:text-properties officeooo:rsid="002ab5fc" officeooo:paragraph-rsid="002ab5fc"/>
    </style:style>
    <style:style style:name="P17" style:family="paragraph" style:parent-style-name="Standard">
      <style:paragraph-properties fo:text-align="justify" style:justify-single-word="false"/>
      <style:text-properties officeooo:rsid="002ab5fc" officeooo:paragraph-rsid="0027f4cf"/>
    </style:style>
    <style:style style:name="P18" style:family="paragraph" style:parent-style-name="Standard">
      <style:paragraph-properties fo:text-align="justify" style:justify-single-word="false"/>
      <style:text-properties officeooo:rsid="002b80f6" officeooo:paragraph-rsid="002b80f6"/>
    </style:style>
    <style:style style:name="P19" style:family="paragraph" style:parent-style-name="Standard">
      <style:paragraph-properties fo:text-align="justify" style:justify-single-word="false"/>
      <style:text-properties officeooo:rsid="002b80f6" officeooo:paragraph-rsid="0027f4cf"/>
    </style:style>
    <style:style style:name="P20" style:family="paragraph" style:parent-style-name="Standard">
      <style:paragraph-properties fo:text-align="justify" style:justify-single-word="false"/>
      <style:text-properties officeooo:rsid="002e139f" officeooo:paragraph-rsid="002e139f"/>
    </style:style>
    <style:style style:name="P21" style:family="paragraph" style:parent-style-name="Standard">
      <style:paragraph-properties fo:text-align="justify" style:justify-single-word="false"/>
      <style:text-properties officeooo:rsid="002e139f" officeooo:paragraph-rsid="003013c2"/>
    </style:style>
    <style:style style:name="P22" style:family="paragraph" style:parent-style-name="Standard">
      <style:paragraph-properties fo:text-align="justify" style:justify-single-word="false"/>
      <style:text-properties officeooo:rsid="0030c356" officeooo:paragraph-rsid="0030c356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27f4cf" officeooo:paragraph-rsid="0027f4cf"/>
    </style:style>
    <style:style style:name="P24" style:family="paragraph" style:parent-style-name="Standard" style:list-style-name="L2">
      <style:paragraph-properties fo:text-align="justify" style:justify-single-word="false"/>
      <style:text-properties officeooo:rsid="00279a9a" officeooo:paragraph-rsid="00279a9a"/>
    </style:style>
    <style:style style:name="P25" style:family="paragraph" style:parent-style-name="Standard" style:list-style-name="L8">
      <style:paragraph-properties fo:text-align="justify" style:justify-single-word="false"/>
      <style:text-properties officeooo:rsid="00279a9a" officeooo:paragraph-rsid="00279a9a"/>
    </style:style>
    <style:style style:name="P26" style:family="paragraph" style:parent-style-name="Standard" style:list-style-name="L3">
      <style:paragraph-properties fo:text-align="justify" style:justify-single-word="false"/>
      <style:text-properties officeooo:rsid="0028c1fd" officeooo:paragraph-rsid="0028c1fd"/>
    </style:style>
    <style:style style:name="P27" style:family="paragraph" style:parent-style-name="Standard" style:list-style-name="L4">
      <style:paragraph-properties fo:text-align="justify" style:justify-single-word="false"/>
      <style:text-properties officeooo:rsid="002ab5fc" officeooo:paragraph-rsid="002ab5fc"/>
    </style:style>
    <style:style style:name="P28" style:family="paragraph" style:parent-style-name="Standard" style:list-style-name="L5">
      <style:paragraph-properties fo:text-align="justify" style:justify-single-word="false"/>
      <style:text-properties officeooo:rsid="002e139f" officeooo:paragraph-rsid="002e139f"/>
    </style:style>
    <style:style style:name="P29" style:family="paragraph" style:parent-style-name="Standard" style:list-style-name="L6">
      <style:paragraph-properties fo:text-align="justify" style:justify-single-word="false"/>
      <style:text-properties officeooo:rsid="002e139f" officeooo:paragraph-rsid="002e139f"/>
    </style:style>
    <style:style style:name="P30" style:family="paragraph" style:parent-style-name="Standard" style:list-style-name="L7">
      <style:paragraph-properties fo:text-align="justify" style:justify-single-word="false"/>
      <style:text-properties officeooo:rsid="002e139f" officeooo:paragraph-rsid="002e139f"/>
    </style:style>
    <style:style style:name="T1" style:family="text">
      <style:text-properties officeooo:rsid="0020e04f"/>
    </style:style>
    <style:style style:name="T2" style:family="text">
      <style:text-properties officeooo:rsid="0024bdf7"/>
    </style:style>
    <style:style style:name="T3" style:family="text">
      <style:text-properties officeooo:rsid="00260c65"/>
    </style:style>
    <style:style style:name="T4" style:family="text">
      <style:text-properties officeooo:rsid="00279a9a"/>
    </style:style>
    <style:style style:name="T5" style:family="text">
      <style:text-properties officeooo:rsid="0027f4cf"/>
    </style:style>
    <style:style style:name="T6" style:family="text">
      <style:text-properties style:text-underline-style="solid" style:text-underline-width="auto" style:text-underline-color="font-color" officeooo:rsid="0027f4cf"/>
    </style:style>
    <style:style style:name="T7" style:family="text">
      <style:text-properties officeooo:rsid="0028c1fd"/>
    </style:style>
    <style:style style:name="T8" style:family="text">
      <style:text-properties officeooo:rsid="002ab5fc"/>
    </style:style>
    <style:style style:name="T9" style:family="text">
      <style:text-properties officeooo:rsid="002b80f6"/>
    </style:style>
    <style:style style:name="T10" style:family="text">
      <style:text-properties officeooo:rsid="002e139f"/>
    </style:style>
    <style:style style:name="T11" style:family="text">
      <style:text-properties officeooo:rsid="002ee877"/>
    </style:style>
    <style:style style:name="T12" style:family="text">
      <style:text-properties officeooo:rsid="003013c2"/>
    </style:style>
    <style:style style:name="T13" style:family="text">
      <style:text-properties officeooo:rsid="0030c356"/>
    </style:style>
    <style:style style:name="T14" style:family="text">
      <style:text-properties officeooo:rsid="0031b1b8"/>
    </style:style>
    <style:style style:name="T15" style:family="text">
      <style:text-properties officeooo:rsid="00330f79"/>
    </style:style>
    <style:style style:name="T16" style:family="text">
      <style:text-properties officeooo:rsid="003538e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 réunion sectorielle <text:span text:style-name="T1">bâtiment </text:span>du 2<text:span text:style-name="T1">8</text:span> juin 2018</text:p>
      <text:p text:style-name="P1"/>
      <text:p text:style-name="P1"/>
      <text:p text:style-name="P4">Présents :</text:p>
      <text:p text:style-name="P2"/>
      <text:p text:style-name="P6">Marie-Laure Nauleau <text:span text:style-name="T2">(Ademe)</text:span>, <text:span text:style-name="T2">Romain K</text:span>ereneur <text:span text:style-name="T3">et Romain G</text:span>aeta <text:span text:style-name="T2">(DHUP)</text:span>, <text:span text:style-name="T2">Bruno V</text:span>ermont <text:span text:style-name="T2">(CGDD)</text:span>, <text:span text:style-name="T2">C</text:span>harles <text:span text:style-name="T2">P</text:span>ele <text:span text:style-name="T2">(CSTB)</text:span>, <text:span text:style-name="T2">Lisa Sutto, Gilles Croquette et Isabelle Cabanne (DGEC).</text:span></text:p>
      <text:p text:style-name="P2"/>
      <text:p text:style-name="P2"/>
      <text:p text:style-name="P5">Compte-rendu :</text:p>
      <text:p text:style-name="P7"/>
      <text:p text:style-name="P7"/>
      <text:p text:style-name="P8"><text:span text:style-name="T8">1</text:span>- <text:span text:style-name="T16">M</text:span>esures AME</text:p>
      <text:p text:style-name="P14"/>
      <text:p text:style-name="P14"/>
      <text:list xml:id="list4288642767691719905" text:style-name="L1">
        <text:list-item>
          <text:p text:style-name="P23">Dates d’arrêt des mesures</text:p>
        </text:list-item>
      </text:list>
      <text:p text:style-name="P13"/>
      <text:p text:style-name="P13">CITE : prolongé jusqu’en 2017 puis arrêt </text:p>
      <text:p text:style-name="P13">Eco-PTZ : prolongé jusqu’en 2018 puis arrêt</text:p>
      <text:p text:style-name="P13">Eco-PLS : prolongé jusqu’en 2020 puis arrêt (la signature de la convention entre Etat et CDC va jusqu’en 2020)</text:p>
      <text:p text:style-name="P13">ANAH : prolongé jusqu’en 2017 puis arrêt</text:p>
      <text:p text:style-name="P8">TVA à 5,5 %: <text:span text:style-name="T5">supposée pérenne jusqu’en </text:span><text:span text:style-name="T6">2050</text:span></text:p>
      <text:p text:style-name="P13"/>
      <text:p text:style-name="P8"/>
      <text:list xml:id="list1228599827552533691" text:style-name="L2">
        <text:list-item>
          <text:p text:style-name="P24">Aides régionales </text:p>
        </text:list-item>
      </text:list>
      <text:p text:style-name="P15">Outre les aides Etat, il existe des aides locales (aides régionales, ou aides régionales pour les collectivités locales qui aident les ménages)</text:p>
      <text:p text:style-name="P9">ANIL capitalise les <text:span text:style-name="T7">montants d’</text:span>aides locales <text:span text:style-name="T7">versées</text:span>. <text:span text:style-name="T7">La Dhup a demandé à l’ANIL de communiquer les montants, mais n’a pu les obtenir jusqu’à présent. Dhup va relancer l’ANIL à ce sujet.</text:span></text:p>
      <text:p text:style-name="P15">A noter que ces aides locales sont comptées dans les CEE (problème de doubles-comptes). </text:p>
      <text:p text:style-name="P9"/>
      <text:p text:style-name="P10"/>
      <text:list xml:id="list8768746456142132445" text:style-name="L3">
        <text:list-item>
          <text:p text:style-name="P26">Engagements volontaires</text:p>
        </text:list-item>
      </text:list>
      <text:p text:style-name="P12"/>
      <text:p text:style-name="P15">Lors du CIO <text:span text:style-name="T8">il a été </text:span>souligné <text:span text:style-name="T8">l’importance des engagements volontaires (notamment </text:span>la charte <text:span text:style-name="T8">pour l’efficacité énergétique dans le tertiaire).</text:span></text:p>
      <text:p text:style-name="P15"/>
      <text:list xml:id="list4364633380472467781" text:style-name="L4">
        <text:list-item>
          <text:p text:style-name="P27">Directive efficacité énergétique pour le patrimoine immobilier de l’État</text:p>
        </text:list-item>
      </text:list>
      <text:p text:style-name="P22"/>
      <text:p text:style-name="P22">La directive européenne efficacité énergétique impose aux Etats Membres de rénover au moins 3 % des m² de leur patrimoine immobilier chaque année (ce qui correspondrait sur 7 ans entre 2014 et 2020 à 2477 Gwhep). La France a retenu l’option « alternative » de la directive car la loi Grenelle prévoit de réduire de 40 % la consommation initiale du parc de bâtiments d’ici à 2020 (ce qui représente 10131 Gwhep entre 2014 et 2020, qui était l’hypothèse retenue en AME 2014 pour la période 2014-2020). Pour le futur AME, on garde l’hypothèse de 10131 Gwhep 2014-2020 puis on prolonge sur un rythme de 3 %/an au-delà de 2020 soit 354 Gwhep/an.</text:p>
      <text:p text:style-name="P16"/>
      <text:list xml:id="list7613193322524913492" text:style-name="L5">
        <text:list-item>
          <text:p text:style-name="P28"><text:span text:style-name="T12">O</text:span>bjectifs quantitatifs eco-PTZ, éco-PLS, taux de retour des chèque énergie, <text:span text:style-name="T12">aides ANAH</text:span></text:p>
        </text:list-item>
      </text:list>
      <text:p text:style-name="P20"/>
      <text:p text:style-name="P21">Dhup envoie éléments disponibles sur eco-PTZ, eco-PLS.</text:p>
      <text:p text:style-name="P22"><text:soft-page-break/>Dgec se renseigne sur les taux de retour du chèque énergie.</text:p>
      <text:p text:style-name="P21">ANAH a lancé un AAP sur les propriétés fragiles. Dhup regarde si l’objectif de 70000 rénovations inclut ou non l’AAP sur les propriétés fragiles.</text:p>
      <text:p text:style-name="P11"/>
      <text:list xml:id="list4545570638445348239" text:style-name="L6">
        <text:list-item>
          <text:p text:style-name="P29">Additionnalité des CEE</text:p>
        </text:list-item>
      </text:list>
      <text:p text:style-name="P11"/>
      <text:p text:style-name="P11">Cired <text:span text:style-name="T10">a fait des évaluations sur l’additionnalité des CEE et des autres dispositifs. Ademe envoie éléments à ce sujet si disponibles.</text:span></text:p>
      <text:p text:style-name="P20">L’additionnalité des CEE constitue <text:span text:style-name="T14">toutefois </text:span>un sujet très sensible. Dgec voit avec 5 CD les hypothèses à retenir pour l’additionnalité <text:span text:style-name="T14">(maintien des hypothèses retenues pour AME 2016 ou évolutions).</text:span></text:p>
      <text:p text:style-name="P11"><text:span text:style-name="T10">Le </text:span>coût des CEE <text:span text:style-name="T10">n’est </text:span>pas représenté dans MENFIS mais compte pour l’analyse socio-économi<text:span text:style-name="T10">qu</text:span>e globale. </text:p>
      <text:p text:style-name="P11"/>
      <text:list xml:id="list6462756413771260739" text:style-name="L7">
        <text:list-item>
          <text:p text:style-name="P30"><text:span text:style-name="T11">I</text:span>nterdiction de ventes de logements HLM étiquet<text:span text:style-name="T15">és</text:span> F ou G</text:p>
        </text:list-item>
      </text:list>
      <text:p text:style-name="P11"/>
      <text:p text:style-name="P20">La Dhup a effectué une évaluation du volume de logements concernés <text:span text:style-name="T13">par l’extension de l’interdiction aux maisons individuelles</text:span>. Il s’agit d’un petit volume de logements : 450 <text:span text:style-name="T13">maisons</text:span> par an environ (impact limité).</text:p>
      <text:p text:style-name="P11"/>
      <text:list xml:id="list5967653218326756688" text:style-name="L8">
        <text:list-item>
          <text:p text:style-name="P25">RT 2012 : fin de la modulation pour les logements collectifs à 57,5kWh/m².</text:p>
        </text:list-item>
      </text:list>
      <text:p text:style-name="P22"/>
      <text:p text:style-name="P22">La modulation doit prendre fin au 01/01/2018 (on fait l’hypothèse qu’il n’y aura pas de prolongement de la dérogation).</text:p>
      <text:p text:style-name="P11"/>
      <text:p text:style-name="P11"/>
      <text:p text:style-name="P16"><text:span text:style-name="T13">2</text:span>- <text:span text:style-name="T4">Mesures AMS</text:span></text:p>
      <text:p text:style-name="P20"/>
      <text:p text:style-name="P20">A regarder lors de la réunion du 11/07.</text:p>
      <text:p text:style-name="P13"/>
      <text:p text:style-name="P11"/>
      <text:p text:style-name="P11"><text:span text:style-name="T8">4- </text:span>Ecart <text:span text:style-name="T10">de </text:span>consommation conventionnel / réel</text:p>
      <text:p text:style-name="P11"/>
      <text:p text:style-name="P20">Dans le secteur des transports, on prend en compte dans la modélisation les écarts de consommation conventionnel / réels (facteur 1,25 en projection pris en compte). </text:p>
      <text:p text:style-name="P20">Dans le bâtiment il faudrait faire la même chose. Dans le secteur du bâtiment on constate des décalages significatifs entre projections et consommations réelles en raison notamment de ces écarts.</text:p>
      <text:p text:style-name="P20">=&gt; Chacun envoie éléments disponibles sur le sujet.</text:p>
      <text:p text:style-name="P11"/>
      <text:p text:style-name="P11"/>
      <text:p text:style-name="P17">5- Prise en compte de la partie matériaux de construction des bâtiments</text:p>
      <text:p text:style-name="P13"/>
      <text:p text:style-name="P18">CSTB souligne l’importance de prendre en compte la partie construction dans les scénarios. L’expérimentation E+C- a montré l’importance du poids des matériaux de construction par rapport à celui de l’exploitation des bâtiments. Tout accroissement de la construction / rénovations doit aussi être évalué au regard de l’impact GES des matériaux.</text:p>
      <text:p text:style-name="P18"/>
      <text:p text:style-name="P13"/>
      <text:p text:style-name="P13"><text:span text:style-name="T8">6- I</text:span>nfluence du changement climatique</text:p>
      <text:p text:style-name="P13"/>
      <text:p text:style-name="P16">Le changement climatique a une incidence sur les consommations (hausse des besoins de <text:soft-page-break/>climatisation et baisse du niveau de chauffage). </text:p>
      <text:p text:style-name="P16">L’impact du changement climatique devrait être intégré dès le scénario AME.</text:p>
      <text:p text:style-name="P16"><text:span text:style-name="T9">=&gt; Dgec regarde quels</text:span> scénarios de changement climatique retenir, pour prise en compte ensuite en AME (soit en dur dans le scénario <text:span text:style-name="T9">soit</text:span> comme test de sensibilité).</text:p>
      <text:p text:style-name="P13"/>
      <text:p text:style-name="P13"/>
      <text:p text:style-name="P16">7- Rythme de construction et de rénovations</text:p>
      <text:p text:style-name="P13"/>
      <text:p text:style-name="P19">Quel rythme de constructions neuves, avec quelle répartition maisons individuelles / immeubles collectifs, et avec quelle surface en m²/personne retenir ?</text:p>
      <text:p text:style-name="P13"><text:span text:style-name="T9">Actuellement les logements collectifs représentent </text:span>53 % <text:span text:style-name="T9">des logements (cf stats DHUP).</text:span></text:p>
      <text:p text:style-name="P20">Dans les précédents scénarios, le nombre de m²/personne évoluait à la baisse (notamment en raison d’une politique HLM dynamiqu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7:19:11.695000000</meta:creation-date>
    <meta:generator>LibreOffice/5.0.5.2.0$Windows_x86 LibreOffice_project/a09456c47386325242608de6c9ee7d1236252b77</meta:generator>
    <dc:date>2017-07-03T18:01:13.424000000</dc:date>
    <meta:editing-duration>PT4H5M</meta:editing-duration>
    <meta:editing-cycles>20</meta:editing-cycles>
    <meta:document-statistic meta:table-count="0" meta:image-count="0" meta:object-count="0" meta:page-count="3" meta:paragraph-count="47" meta:word-count="781" meta:character-count="4883" meta:non-whitespace-character-count="4158"/>
  </office:meta>
</office:document-meta>
</file>